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drive.google.com/drive/folders/17qC8LoCk4oZYoTaonzu10hGgo91AIFlm?usp=share_link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8T13:33:03.703000000</meta:creation-date>
    <dc:date>2022-11-18T13:35:05.163000000</dc:date>
    <meta:editing-duration>PT2M1S</meta:editing-duration>
    <meta:editing-cycles>1</meta:editing-cycles>
    <meta:document-statistic meta:table-count="0" meta:image-count="0" meta:object-count="0" meta:page-count="1" meta:paragraph-count="1" meta:word-count="1" meta:character-count="87" meta:non-whitespace-character-count="87"/>
    <meta:generator>LibreOffice/7.3.2.2$Windows_X86_64 LibreOffice_project/49f2b1bff42cfccbd8f788c8dc32c1c309559be0</meta:generator>
  </office:meta>
</office:document-meta>
</file>